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is the <text:span text:style-name="Source_20_Text">aria-hidden</text:span> attribute, and how does it work?</text:p>
      <text:p text:style-name="Text_20_body">If you ever need to display content while at the same time hiding it from people who use assistive technology, like screen readers, you can use the <text:span text:style-name="Source_20_Text">aria-hidden</text:span> attribute.</text:p>
      <text:p text:style-name="Text_20_body">You just need to add it to the HTML element that you want to hide and set its value to <text:span text:style-name="Source_20_Text">true</text:span>, like you can see over here: <text:span text:style-name="Source_20_Text">aria-hidden="true"</text:span>.</text:p>
      <text:p text:style-name="Text_20_body">This attribute hides the element and all of its children from the accessibility tree, while keeping them visible on the page. Common use cases include:</text:p>
      <text:list xml:id="list2792957379" text:style-name="L1">
        <text:list-item>
          <text:p text:style-name="P3">Icons and images that only have a decorative purpose.</text:p>
        </text:list-item>
        <text:list-item>
          <text:p text:style-name="P2">Duplicated content.</text:p>
        </text:list-item>
      </text:list>
      <text:p text:style-name="Text_20_body">It is important to remember that <text:span text:style-name="Source_20_Text">aria-hidden</text:span> only hides content from assistive technology, such as screen readers. If the content should be hidden from everyone, then you should not use <text:span text:style-name="Source_20_Text">aria-hidden</text:span> to hide it. For example, a hamburger menu that is currently collapsed must be hidden from all keyboard users, not just screen reader users. In this case you could set the CSS <text:span text:style-name="Source_20_Text">display</text:span> property to <text:span text:style-name="Source_20_Text">none</text:span> on the menu to remove it from the DOM when it is collapsed.</text:p>
      <text:p text:style-name="Text_20_body">You should never use <text:span text:style-name="Source_20_Text">aria-hidden</text:span> to hide an element that is focusable with the keyboard. The <text:span text:style-name="Source_20_Text">aria-hidden</text:span> attribute only removes the element from the accessibility tree. It does not remove it from the DOM. Thus, it will still be possible for screen reader users to tab to the element, but their screen reader will not announce the element, effectively causing them to focus on "nothing".</text:p>
      <text:p text:style-name="Text_20_body">Here's an example where we hide an icon from the accessibility tree by adding the <text:span text:style-name="Source_20_Text">aria-hidden</text:span> attribute with a value of <text:span text:style-name="Source_20_Text">true</text:span>.</text:p>
      <text:p text:style-name="Text_20_body">We only keep the text exposed to assistive technologies to avoid any confusion that may arise from the redundancy of having both an icon and text for the same purpose.</text:p>
      <text:p text:style-name="Preformatted_20_Text"><text:span text:style-name="Source_20_Text">&lt;button&gt;</text:span></text:p>
      <text:p text:style-name="Preformatted_20_Text"><text:span text:style-name="Source_20_Text"><text:s text:c="2"/>&lt;i class="fa-solid fa-gear" aria-hidden="true"&gt;&lt;/i&gt;</text:span></text:p>
      <text:p text:style-name="Preformatted_20_Text"><text:span text:style-name="Source_20_Text"><text:s text:c="2"/>&lt;span class="label"&gt;Settings&lt;/span&gt;</text:span></text:p>
      <text:p text:style-name="P1"><text:span text:style-name="Source_20_Text">&lt;/button&gt;</text:span></text:p>
      <text:p text:style-name="Text_20_body">You do not need to use <text:span text:style-name="Source_20_Text">aria-hidden</text:span> when:</text:p>
      <text:list xml:id="list3866919552" text:style-name="L2">
        <text:list-item>
          <text:p text:style-name="P5">The HTML element already has a <text:span text:style-name="Source_20_Text">hidden</text:span> attribute.</text:p>
        </text:list-item>
        <text:list-item>
          <text:p text:style-name="P5">The element or the element's ancestor is already hidden with <text:span text:style-name="Source_20_Text">display: none</text:span>.</text:p>
        </text:list-item>
        <text:list-item>
          <text:p text:style-name="P4">The element or the element's ancestor is already hidden with <text:span text:style-name="Source_20_Text">visibility: hidden</text:span>.</text:p>
        </text:list-item>
      </text:list>
      <text:p text:style-name="Text_20_body">In these three cases, the element is already removed from the DOM and thus hidden from the accessibility tree, so the <text:span text:style-name="Source_20_Text">aria-hidden</text:span> attribute is not necessary.</text:p>
      <text:p text:style-name="Text_20_body">As with using any aria attributes, you should always test with assistive technologies, and preferably having people with disabilities test your work, to make sure that it's easy to understand, even with these hidden elements.</text:p>
      <text:p text:style-name="Text_20_body">You should also know that setting <text:span text:style-name="Source_20_Text">aria-hidden</text:span> to <text:span text:style-name="Source_20_Text">false</text:span> will not expose the element to assistive technologies if any of its parents has this attribute set to <text:span text:style-name="Source_20_Text">true</text:span>.</text:p>
      <text:p text:style-name="Text_20_body"><text:soft-page-break/>The <text:span text:style-name="Source_20_Text">aria-hidden</text:span> attribute is used to hide elements from people who use assistive technology, such as screen reader users.</text:p>
      <text:p text:style-name="Text_20_body">While it can be helpful for hiding purely decorative elements and duplicated content, it should be used sparingly to avoid hindering accessibility.</text:p>
      <text:p text:style-name="Text_20_body">In general, all content and functionality available on the page should also be available to people using assistive technology. The use case for <text:span text:style-name="Source_20_Text">aria-hidden</text:span> is very narrow and should be limited primarily to making the experience cleaner for screen reader users by removing purely decorative or duplicate information. Do not use <text:span text:style-name="Source_20_Text">aria-hidden</text:span> to hide content that you don’t think screen reader users would be interested in. Screen reader users deserve to have access to all information on the page.</text:p>
      <text:p text:style-name="Text_20_body">By following these best practices and testing the user experience, you can create inclusive online experiences for everyone.</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9T15:03:45.141000000</meta:creation-date>
    <dc:date>2025-03-19T15:03:55.922000000</dc:date>
    <meta:editing-duration>PT11S</meta:editing-duration>
    <meta:editing-cycles>1</meta:editing-cycles>
    <meta:document-statistic meta:table-count="0" meta:image-count="0" meta:object-count="0" meta:page-count="2" meta:paragraph-count="26" meta:word-count="580" meta:character-count="3510" meta:non-whitespace-character-count="2955"/>
    <meta:generator>LibreOffice/7.3.4.2$Windows_X86_64 LibreOffice_project/728fec16bd5f605073805c3c9e7c4212a0120dc5</meta:generator>
  </office:meta>
</office:document-meta>
</file>